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size="16pt" style:font-size-asian="16pt" style:font-size-complex="16pt"/>
    </style:style>
    <style:style style:name="P7" style:parent-style-name="Standard" style:family="paragraph">
      <style:text-properties fo:font-size="16pt" style:font-size-asian="16pt" style:font-size-complex="16pt"/>
    </style:style>
    <style:style style:name="P8" style:parent-style-name="Standard" style:family="paragraph">
      <style:text-properties fo:font-size="16pt" style:font-size-asian="16pt" style:font-size-complex="16pt"/>
    </style:style>
    <style:style style:name="P9" style:parent-style-name="Standard" style:family="paragraph">
      <style:text-properties fo:font-size="16pt" style:font-size-asian="16pt" style:font-size-complex="16pt"/>
    </style:style>
    <style:style style:name="P10" style:parent-style-name="Standard" style:family="paragraph">
      <style:text-properties fo:font-size="16pt" style:font-size-asian="16pt" style:font-size-complex="16pt"/>
    </style:style>
    <style:style style:name="P11" style:parent-style-name="Standard" style:family="paragraph">
      <style:text-properties fo:font-size="16pt" style:font-size-asian="16pt" style:font-size-complex="16pt"/>
    </style:style>
    <style:style style:name="P12" style:parent-style-name="Standard" style:family="paragraph">
      <style:text-properties fo:font-size="16pt" style:font-size-asian="16pt" style:font-size-complex="16pt"/>
    </style:style>
  </office:automatic-styles>
  <office:body>
    <office:text text:use-soft-page-breaks="true">
      <text:p text:style-name="P1">Gedichtanalyse</text:p>
      <text:p text:style-name="P2">Das Liebesgedicht „Liebe, wunderschönes Leben“ von Joseph von Eichendorff, das im Jahr 1841 geschrieben wurde, handelt von der einem lyrischem Ich, dass die Natur draußen betrachtet und sich der Liebe nicht<text:s/>entgegensetzen kann und sich von ihr von seinen Aufgaben ablenken lässt.</text:p>
      <text:p text:style-name="P3"/>
      <text:p text:style-name="P4">Das lyrische Ich möchte lernen und will sich von der Liebe nicht verführen lassen. Durch das offene Fenster hört das lyrische Ich die Geräusche des Frühlings und gibt auf sich der Liebe zu widersetzen.</text:p>
      <text:p text:style-name="P5"/>
      <text:p text:style-name="P6">Das Gedicht besteht aus drei Strophen mit jeweils vier Versen. Die erste und dritte Strophe bedient sich eines Kreuzreimes und die zweite eines umarmenden Reimes. Der Trochäus wird als Versmaß in der ersten und dritten Strophe verwendet.<text:s/>Weibliche Kadenzen sind<text:s/>weiblich.</text:p>
      <text:p text:style-name="P7"/>
      <text:p text:style-name="P8">Die Alliteration in Vers 1 Strophe 2 stellt dar, wie viele Fenster offen sind und wie belebt der Frühling und die Menschen sind.</text:p>
      <text:p text:style-name="P9">Die Personifikation in Vers 4 Strophe<text:s/>2 zeigt, wie mächtig das Echo ist. Das Echo verkörpert die vielen erwachten Geräusche der Tiere und Menschen. Das Echo ist erwacht.</text:p>
      <text:p text:style-name="P10"/>
      <text:p text:style-name="P11"/>
      <text:p text:style-name="P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ximilian Trautwein</dc:creator>
    <meta:creation-date>2022-03-02T23:59:00Z</meta:creation-date>
    <dc:date>2022-03-03T10:34:00Z</dc:date>
    <meta:template xlink:href="Normal" xlink:type="simple"/>
    <meta:editing-cycles>4</meta:editing-cycles>
    <meta:editing-duration>PT0S</meta:editing-duration>
    <meta:document-statistic meta:page-count="1" meta:paragraph-count="2" meta:word-count="147" meta:character-count="1072" meta:row-count="7" meta:non-whitespace-character-count="927"/>
  </office:meta>
</office:document-meta>
</file>